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3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75cm" fo:min-width="2cm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14cm" svg:y="2cm">
          <text:p text:style-name="P1"><text:span text:style-name="T1">Gebäu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8cm" svg:y="4cm">
          <text:p text:style-name="P1"><text:span text:style-name="T1">Dac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4cm" svg:y="4cm">
          <text:p text:style-name="P1"><text:span text:style-name="T1">Etagen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cm" svg:y1="3cm" svg:x2="15cm" svg:y2="4cm">
          <text:p/>
        </draw:line>
        <draw:line draw:style-name="gr3" draw:text-style-name="P2" draw:layer="layout" svg:x1="14cm" svg:y1="3cm" svg:x2="10cm" svg:y2="4cm">
          <text:p/>
        </draw:line>
        <draw:custom-shape draw:style-name="gr2" draw:text-style-name="P1" draw:layer="layout" svg:width="2cm" svg:height="1cm" svg:x="20cm" svg:y="4cm">
          <text:p text:style-name="P1"><text:span text:style-name="T1">Kell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cm" svg:y1="3cm" svg:x2="20cm" svg:y2="4cm">
          <text:p/>
        </draw:line>
        <draw:custom-shape draw:style-name="gr2" draw:text-style-name="P1" draw:layer="layout" svg:width="2cm" svg:height="1cm" svg:x="12cm" svg:y="6cm">
          <text:p text:style-name="P1"><text:span text:style-name="T1">Räu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4cm" svg:y="6cm">
          <text:p text:style-name="P1"><text:span text:style-name="T1">Flu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cm" svg:y1="5cm" svg:x2="15cm" svg:y2="6cm">
          <text:p/>
        </draw:line>
        <draw:line draw:style-name="gr3" draw:text-style-name="P2" draw:layer="layout" svg:x1="14cm" svg:y1="5cm" svg:x2="13cm" svg:y2="6cm">
          <text:p/>
        </draw:line>
        <draw:custom-shape draw:style-name="gr2" draw:text-style-name="P1" draw:layer="layout" svg:width="2cm" svg:height="1cm" svg:x="16cm" svg:y="6cm">
          <text:p text:style-name="P1"><text:span text:style-name="T1">Wänd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cm" svg:y1="5cm" svg:x2="17cm" svg:y2="6cm">
          <text:p/>
        </draw:line>
        <draw:custom-shape draw:style-name="gr1" draw:text-style-name="P1" draw:layer="layout" svg:width="2cm" svg:height="1cm" svg:x="11cm" svg:y="4cm">
          <text:p text:style-name="P1"><text:span text:style-name="T1">Turnhal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7cm" svg:y="4cm">
          <text:p text:style-name="P1"><text:span text:style-name="T1">Ga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23cm" svg:y="4cm">
          <text:p text:style-name="P1"><text:span text:style-name="T1">Ein-/Ausgang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cm" svg:y1="3.018cm" svg:x2="23cm" svg:y2="4cm">
          <text:p/>
        </draw:line>
        <draw:line draw:style-name="gr3" draw:text-style-name="P2" draw:layer="layout" svg:x1="16cm" svg:y1="3.018cm" svg:x2="17cm" svg:y2="4cm">
          <text:p/>
        </draw:line>
        <draw:line draw:style-name="gr3" draw:text-style-name="P2" draw:layer="layout" svg:x1="14cm" svg:y1="3cm" svg:x2="13cm" svg:y2="4cm">
          <text:p/>
        </draw:line>
        <draw:custom-shape draw:style-name="gr2" draw:text-style-name="P1" draw:layer="layout" svg:width="2cm" svg:height="1cm" svg:x="5cm" svg:y="4cm">
          <text:p text:style-name="P1"><text:span text:style-name="T1">Trepp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005cm" svg:y1="3.044cm" svg:x2="7cm" svg:y2="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8-30T09:44:47.176000000</meta:creation-date>
    <dc:date>2023-08-30T10:01:43.752000000</dc:date>
    <meta:editing-duration>PT6M46S</meta:editing-duration>
    <meta:editing-cycles>1</meta:editing-cycles>
    <meta:document-statistic meta:object-count="21"/>
    <meta:generator>LibreOffice/6.4.6.2$Windows_X86_64 LibreOffice_project/0ce51a4fd21bff07a5c061082cc82c5ed232f115</meta:generator>
  </office:meta>
</office:document-meta>
</file>